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Text_20_body" style:list-style-name="">
      <style:paragraph-properties fo:line-height="100%">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0%" fo:break-before="page">
        <style:tab-stops/>
      </style:paragraph-properties>
    </style:style>
    <style:style style:name="P18" style:family="paragraph" style:parent-style-name="Heading_20_2">
      <style:paragraph-properties fo:break-before="page"/>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2</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2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5"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35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6556d21dd413e026357668dffd8329303b11a028</text:p>
      <text:p text:style-name="Code"><text:bookmark text:name="line-6-4"/>mtn --db=~/db.mtn checkout --branch ca.inverse.sope SOPE --revision eb7cf4e5c03f8294ace6220c7b83c15805c67849</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7"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4" text:outline-level="1">The newly created user can now use Microsoft Outlook.</text:h>
      <text:h text:style-name="P1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oft-page-break/><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270</meta:editing-cycles>
    <meta:editing-duration>P1DT7H20M52S</meta:editing-duration>
    <dc:date>2011-10-20T09:03:30</dc:date>
    <meta:document-statistic meta:table-count="0" meta:image-count="2" meta:object-count="0" meta:page-count="19" meta:paragraph-count="279" meta:word-count="2503" meta:character-count="18371" meta:non-whitespace-character-count="15328"/>
    <meta:user-defined meta:name="Info 1"/>
    <meta:user-defined meta:name="Info 2"/>
    <meta:user-defined meta:name="Info 3"/>
    <meta:user-defined meta:name="Info 4"/>
  </office:meta>
</office:document-meta>
</file>